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automatic-styles>
    <text:list-style style:name="tech-list">
      <text:list-level-style-bullet text:style-name="WW_Chartech-listLVL1" text:level="1" text:bullet-char="•">
        <style:list-level-properties text:space-before="0.00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"/>
      </text:list-level-style-bullet>
    </text:list-style>
    <style:style style:name="heading-1" style:parent-style-name="Heading1"/>
    <style:style style:name="heading-2" style:parent-style-name="Heading2"/>
    <style:style style:name="message" style:family="paragraph">
      <style:paragraph-properties fo:text-align="center" fo:padding="1.00mm" fo:margin-top="2.00mm" fo:text-indent="0.00mm" fo:border="0.20mm solid #000000">
        <style:tab-stops/>
      </style:paragraph-properties>
      <style:text-properties fo:font-weight="bold" style:font-name="Arial Narrow" style:font-style="italic" fo:font-size="4.20mm"/>
    </style:style>
    <style:style style:name="contact" style:family="paragraph">
      <style:paragraph-properties style:snap-to-layout-grid="false" fo:text-align="end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/>
    </style:style>
    <style:style style:name="mobile-link" style:family="text">
      <style:text-properties/>
    </style:style>
    <style:style style:name="head-link" style:family="text">
      <style:text-properties style:font-name="Arial Narrow" fo:font-style="italic" fo:font-size="4.20mm" style:text-underline-type="single" style:text-underline-style="solid" style:text-underline-width="auto" style:text-underline-mode="continuous" style:text-underline-color="#000000"/>
    </style:style>
    <style:style style:name="buffer" style:family="paragraph">
      <style:paragraph-properties fo:font-size="30.00mm" fo:margin-bottom="0.00mm"/>
    </style:style>
    <style:style style:name="sect-tech" style:family="section">
      <style:section-properties fo:margin-left="0.00mm" fo:margin-right="0.00mm" fo:padding-bottom="30.00mm">
        <style:columns fo:column-count="5" fo:column-gap="1.27mm"/>
      </style:section-properties>
    </style:style>
    <style:style style:name="tech-skill" style:family="paragraph">
      <style:paragraph-properties fo:margin-bottom="0.00mm" fo:margin-left="2.55mm" fo:text-indent="0.00mm">
        <style:tab-stops/>
      </style:paragraph-properties>
      <style:text-properties style:font-name="Arial Narrow" fo:font-size="4.20mm"/>
    </style:style>
    <text:list-style style:name="edu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edu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date-cell" style:family="table-cell">
      <style:table-cell-properties fo:border-top="none" fo:border-left="0.20mm dashed #000000" fo:border-bottom="none" fo:border-right="none" fo:padding-top="0.00mm" fo:padding-left="2.00mm" fo:padding-bottom="0.00mm" fo:padding-right="0.00mm"/>
    </style:style>
    <style:style style:name="date" style:family="paragraph">
      <style:paragraph-properties style:snap-to-layout-grid="false" fo:margin-top="0.00mm" fo:margin-bottom="0.00mm" style:line-height-at-least="0.50mm" fo:margin-left="3.00mm" fo:margin-right="-0.35mm">
        <style:tab-stops/>
      </style:paragraph-properties>
      <style:text-properties style:font-name="Arial Narrow" fo:font-size="4.20mm"/>
    </style:style>
    <style:style style:name="edu-title" style:family="paragraph">
      <style:paragraph-properties style:snap-to-layout-grid="false" fo:margin-top="0.00mm" fo:margin-bottom="0.69mm" style:line-height-at-least="0.50mm"/>
      <style:text-properties style:font-name="Arial Narrow" fo:font-size="4.20mm" style:text-underline-type="single" style:text-underline-style="solid" style:text-underline-width="auto" style:text-underline-mode="continuous" style:text-underline-color="#000000"/>
    </style:style>
    <style:style style:name="edu-sub" style:family="text">
      <style:text-properties style:font-name="Arial Narrow" style:text-underline-type="none" fo:font-style="italic" fo:font-size="3.5mm"/>
    </style:style>
    <style:style style:name="proj-head" style:family="paragraph">
      <style:paragraph-properties style:snap-to-layout-grid="false" fo:margin-bottom="1.00mm" style:line-height-at-least="0.50mm" fo:margin-right="5.00mm"/>
      <style:text-properties style:font-name="Arial Narrow" fo:font-size="4.20mm"/>
    </style:style>
    <style:style style:name="proj-title" style:family="text">
      <style:text-properties style:font-name="Arial Narrow" fo:font-size="4.20mm" style:text-underline-type="double" style:text-underline-style="solid" style:text-underline-width="bold" style:text-underline-mode="continuous" style:text-underline-color="#0078d7"/>
    </style:style>
    <text:list-style style:name="proj-list">
      <text:list-level-style-bullet text:level="1" text:style-name="WW_Charproj-listLVL1" text:bullet-char="-">
        <style:list-level-properties text:space-before="0.35mm" text:min-label-width="2.35mm" text:list-level-position-and-space-mode="label-alignment">
          <style:list-level-label-alignment text:label-followed-by="listtab" fo:margin-left="12.70mm" fo:text-indent="1.00mm"/>
        </style:list-level-properties>
        <style:text-properties style:font-name="Arial Narrow"/>
      </text:list-level-style-bullet>
    </text:list-style>
    <style:style style:name="proj-desc" style:family="paragraph">
      <style:paragraph-properties style:snap-to-layout-grid="false" fo:margin-bottom="0.00mm" style:line-height-at-least="0.50mm" fo:margin-left="0mm" fo:margin-right="0.00mm">
        <style:tab-stops/>
      </style:paragraph-properties>
      <style:text-properties style:font-name="Arial Narrow" fo:font-style="italic"/>
    </style:style>
    <style:style style:name="sect-data" style:family="table-column">
      <style:table-column-properties style:column-width="150.00mm"/>
    </style:style>
    <style:style style:name="sect-date" style:family="table-column">
      <style:table-column-properties style:column-width="35.00mm"/>
    </style:style>
    <style:style style:name="sect-row" style:family="table-row">
      <style:table-row-properties style:min-row-height="0.35mm"/>
    </style:style>
    <style:style style:name="sect-cell" style:family="table-cell">
      <style:table-cell-properties fo:border-top="none" fo:border-left="none" fo:border-bottom="none" fo:border-right="0.20mm dashed #000000" fo:padding-top="0.00mm" fo:padding-left="2.00mm" fo:padding-bottom="5.08mm" fo:padding-right="0.00mm"/>
    </style:style>
    <style:style style:name="work-title" style:family="text">
      <style:paragraph-properties style:font-name="Arial Narrow" fo:font-size="4.20mm" fo:margin-bottom="0.00mm" style:line-height-at-least="0.50mm" fo:margin-left="0.20mm" fo:margin-right="-0.26mm" fo:text-indent="-0.20mm">
        <style:tab-stops/>
      </style:paragraph-properties>
      <style:text-properties style:font-name="Arial Narrow" fo:font-size="4.20mm" style:text-underline-type="single" style:text-underline-style="solid" style:text-underline-width="auto" style:text-underline-mode="continuous" style:text-underline-color="#000000" style:snap-to-layout-grid="false"/>
    </style:style>
    <style:style style:name="work-sub" style:family="text">
      <style:text-properties style:text-underline-type="none" style:font-name="Arial Narrow" fo:font-style="italic" fo:font-size="3.5mm"/>
    </style:style>
    <style:style style:name="work-desc" style:family="paragraph">
      <style:paragraph-properties style:snap-to-layout-grid="false" fo:margin-bottom="0.00mm" style:line-height-at-least="0.50mm"/>
      <style:text-properties style:font-name="Arial Narrow" fo:font-style="italic"/>
    </style:style>
  </office:automatic-styles>
  <office:body>
    <office:text text:use-soft-page-breaks="true">
      <text:h text:style-name="heading-1" text:outline-level="1">Ahmed "VisualPlugin" Abo-Shadi<text:tab/>
			</text:h>
      <text:p text:style-name="contact">
				<text:a xlink:href="tel:+17144635142">
					<text:span text:style-name="mobile-link">+1 (714) 463 5142</text:span>
				</text:a>
				<text:a xlink:href="http://www.github.com/Windows81">
					<text:span text:style-name="head-link">www.github.com/Windows81</text:span>
				</text:a>
				<text:a xlink:href="mailto:aboshadi.n.ahmed@gmail.com">
					<text:span text:style-name="head-link">aboshadi.n.ahmed@gmail.com</text:span>
				</text:a>
			</text:p>
      <text:p text:style-name="message">I'm seeking a full- or part-time position in Orange County, California.  I can work remotely or in-person.<text:line-break/>My objective is to work for a software company which promotes social good and nurtures coöperative relationships!</text:p>
      <text:h text:style-name="heading-2">Technical Skills</text:h>
      <text:section text:style-name="sect-tech">
        <text:list text:style-name="tech-list" text:continue-numbering="true">
          <!-- SKILLS START -->
          <text:list-item>
            <text:p text:style-name="tech-skill">Node.JS</text:p>
          </text:list-item>
          <text:list-item>
            <text:p text:style-name="tech-skill">HTML5/CSS3</text:p>
          </text:list-item>
          <text:list-item>
            <text:p text:style-name="tech-skill">React</text:p>
          </text:list-item>
          <text:list-item>
            <text:p text:style-name="tech-skill">MongoDB</text:p>
          </text:list-item>
          <text:list-item>
            <text:p text:style-name="tech-skill">Roblox Lua(u)</text:p>
          </text:list-item>
          <text:list-item>
            <text:p text:style-name="tech-skill">Python</text:p>
          </text:list-item>
          <text:list-item>
            <text:p text:style-name="tech-skill">FFmpeg</text:p>
          </text:list-item>
          <text:list-item>
            <text:p text:style-name="tech-skill">PowerShell</text:p>
          </text:list-item>
          <text:list-item>
            <text:p text:style-name="tech-skill">GNU/Linux</text:p>
          </text:list-item>
          <text:list-item>
            <text:p text:style-name="tech-skill">Network Stack</text:p>
          </text:list-item>
          <text:list-item>
            <text:p text:style-name="tech-skill">TCP/IP</text:p>
          </text:list-item>
          <text:list-item>
            <text:p text:style-name="tech-skill">Bash</text:p>
          </text:list-item>
          <text:list-item>
            <text:p text:style-name="tech-skill">C++</text:p>
          </text:list-item>
          <text:list-item>
            <text:p text:style-name="tech-skill">Docker Compose</text:p>
          </text:list-item>
          <text:list-item>
            <text:p text:style-name="tech-skill">PHP</text:p>
          </text:list-item>
          <text:list-item>
            <text:p text:style-name="tech-skill">MySQL</text:p>
          </text:list-item>
          <text:list-item>
            <text:p text:style-name="tech-skill">Documenting stuff</text:p>
          </text:list-item>
          <text:list-item>
            <text:p text:style-name="tech-skill">VS Code</text:p>
          </text:list-item>
          <text:list-item>
            <text:p text:style-name="tech-skill">UX Design</text:p>
          </text:list-item>
          <!-- SKILLS END -->
        </text:list>
      </text:section>
      <text:p text:style-name="buffer"/>
      <text:soft-page-break/>
      <text:h text:style-name="heading-2">Education</text:h>
      <table:table>
        <table:table-columns>
          <table:table-column table:style-name="sect-data"/>
          <table:table-column table:style-name="sect-date"/>
        </table:table-columns>
        <!-- EDUCATION START -->
        <table:table-row table:style-name="sect-row">
          <table:table-cell table:style-name="sect-cell">
            <text:p text:style-name="edu-title">University of California, Irvine<text:span text:style-name="edu-sub"> – 3.671 GPA</text:span>
						</text:p>
            <text:list text:style-name="edu-list" text:continue-numbering="true">
              <text:list-item>
                <text:p text:style-name="edu-desc">Completed a B.S. in Software Engineering</text:p>
              </text:list-item>
              <text:list-item>
                <text:p text:style-name="edu-desc">Demonstrated strong proficiency in courses relating to the TCP/IP network stack</text:p>
              </text:list-item>
              <text:list-item>
                <text:p text:style-name="edu-desc">Enrolled at the school of Informatics &amp; Computer Science</text:p>
              </text:list-item>
              <text:list-item>
                <text:p text:style-name="edu-desc">Participated at ACM; devised and presented solutions for LeetCode problems, including in C++</text:p>
              </text:list-item>
              <text:list-item>
                <text:p text:style-name="edu-desc">Started course track for MS in Software Engineering programme at CSUF</text:p>
              </text:list-item>
            </text:list>
          </table:table-cell>
          <table:table-cell table:style-name="date-cell">
            <text:p text:style-name="date">March 2024</text:p>
          </table:table-cell>
        </table:table-row>
        <!-- EDUCATION END -->
      </table:table>
      <text:soft-page-break/>
      <text:h text:style-name="heading-2">Projects</text:h>
      <table:table>
        <table:table-columns>
          <table:table-column table:style-name="sect-data"/>
          <table:table-column table:style-name="sect-date"/>
        </table:table-columns>
        <!-- PROJECTS START -->
        <table:table-row table:style-name="sect-row">
          <table:table-cell table:style-name="sect-cell">
            <text:p text:style-name="proj-head">
							<text:a xlink:href="https://github.com/Windows81/Bring-Back-Buffets">
								<text:span text:style-name="proj-title">
								Bring Back Buffets</text:span>
							</text:a>was a mobile web app written in JavaScript with the objective to revive buffets that had to close due to Covid. This project's user-interaction model drew inspiration from how Korean barbecue establishments operate.</text:p>
            <text:list text:style-name="proj-list" text:continue-numbering="true">
              <text:list-item>
                <text:p text:style-name="proj-desc">Engineered separate user interfaces for customers, cashiers, and kitchen staff</text:p>
              </text:list-item>
              <text:list-item>
                <text:p text:style-name="proj-desc">Streamlined the Covid dining experience UX with mobile device ordering</text:p>
              </text:list-item>
              <text:list-item>
                <text:p text:style-name="proj-desc">Developed a cashier system for efficient order tracking</text:p>
              </text:list-item>
              <text:list-item>
                <text:p text:style-name="proj-desc">Built a front-end for bussers to ensure timely order preparation and delivery</text:p>
              </text:list-item>
            </text:list>
          </table:table-cell>
          <table:table-cell table:style-name="date-cell">
            <text:p text:style-name="date">2021-03 / 2021-04</text:p>
          </table:table-cell>
        </table:table-row>
        <table:table-row table:style-name="sect-row">
          <table:table-cell table:style-name="sect-cell">
            <text:p text:style-name="proj-head">
							<text:a xlink:href="https://github.com/GoAnimate-Wrapper/GoAnimate-Wrapper">
								<text:span text:style-name="proj-title">
								GoAnimate Wrapper</text:span>
							</text:a>is a locally-hosted project with product features to interop with Vyond's Legacy Video Maker. With a team of community experts, Wrapper became my most significant production-level full-stack web infrastructure project.</text:p>
            <text:list text:style-name="proj-list" text:continue-numbering="true">
              <text:list-item>
                <text:p text:style-name="proj-desc">Created a modern Node.JS interface replicating GoAnimate's back-end functionalities</text:p>
              </text:list-item>
              <text:list-item>
                <text:p text:style-name="proj-desc">Reverse-engineered Shockwave Flash files and analyzed legacy ActionScript code</text:p>
              </text:list-item>
              <text:list-item>
                <text:p text:style-name="proj-desc">Delivered hundreds of engaging video experiences by May 2021</text:p>
              </text:list-item>
              <text:list-item>
                <text:p text:style-name="proj-desc">Over 21,000 results on a YouTube query for Wrapper and derivative works</text:p>
              </text:list-item>
            </text:list>
          </table:table-cell>
          <table:table-cell table:style-name="date-cell">
            <text:p text:style-name="date">2019-12 / 2020-11</text:p>
          </table:table-cell>
        </table:table-row>
        <table:table-row table:style-name="sect-row">
          <table:table-cell table:style-name="sect-cell">
            <text:p text:style-name="proj-head">
							<text:a xlink:href="https://windows81.github.io">
								<text:span text:style-name="proj-title">
								Windows81.github.io</text:span>
							</text:a>is a personal website hosted on GitHub Pages.</text:p>
            <text:list text:style-name="proj-list" text:continue-numbering="true">
              <text:list-item>
                <text:p text:style-name="proj-desc">Compiled my creative 3D-showcasing work on Rōblox</text:p>
              </text:list-item>
              <text:list-item>
                <text:p text:style-name="proj-desc">Incorporated elements of responsive philosophy</text:p>
              </text:list-item>
              <text:list-item>
                <text:p text:style-name="proj-desc">Hand-coded using HTML and CSS, sans third-party frameworks</text:p>
              </text:list-item>
            </text:list>
          </table:table-cell>
          <table:table-cell table:style-name="date-cell">
            <text:p text:style-name="date">2020-05</text:p>
          </table:table-cell>
        </table:table-row>
        <!-- PROJECTS END -->
      </table:table>
      <text:soft-page-break/>
      <text:h text:style-name="heading-2">Work/Community Experience</text:h>
      <table:table>
        <table:table-columns>
          <table:table-column table:style-name="sect-data"/>
          <table:table-column table:style-name="sect-date"/>
        </table:table-columns>
        <!-- WORK START -->
        <table:table-row table:style-name="sect-row">
          <table:table-cell table:style-name="sect-cell">
            <text:p text:style-name="work-title">
							Contracted Graphic Designer @ Islamic Institute of Orange County<text:span text:style-name="work-sub"> et al.</text:span>
						</text:p>
            <text:p text:style-name="work-desc">
							Advertised social events with non-profits, such as Islamic Institute of Orange County and Sabil USA
						</text:p>
            <text:p text:style-name="work-desc">
							Commissioned to design over 20 event fliers for non-profit organizations
						</text:p>
          </table:table-cell>
          <table:table-cell table:style-name="date-cell">
            <text:p text:style-name="date">2016-04 ∕ Present</text:p>
          </table:table-cell>
        </table:table-row>
        <table:table-row table:style-name="sect-row">
          <table:table-cell table:style-name="sect-cell">
            <text:p text:style-name="work-title">
							Professional Engineering Course Center<text:span text:style-name="work-sub"> (on call)</text:span>
						</text:p>
            <text:p text:style-name="work-desc">
							Consulted in provisioning GNU/Linux file servers for office use using Ubuntu and Samba
						</text:p>
            <text:p text:style-name="work-desc">
							Assisted in architectural and structural design plans of commercial and industrial sites
						</text:p>
          </table:table-cell>
          <table:table-cell table:style-name="date-cell">
            <text:p text:style-name="date">2015-06 / Present</text:p>
          </table:table-cell>
        </table:table-row>
        <!-- WORK END -->
      </table:table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rial Narrow" svg:font-family="Arial Narrow"/>
    <style:font-face style:name="SimSun" svg:font-family="SimSun"/>
    <style:font-face style:name="Times New Roman" svg:font-family="Times New Roman"/>
    <style:font-face style:name="Calibri" svg:font-family="Calibri"/>
    <style:font-face style:name="Arial" svg:font-family="Arial"/>
    <style:font-face style:name="Courier New" svg:font-family="Courier New"/>
    <style:font-face style:name="Wingdings" svg:font-family="Wingdings"/>
    <style:font-face style:name="Symbol" svg:font-family="Symbol"/>
    <style:font-face style:name="Arial Black" svg:font-family="Arial Black"/>
    <style:font-face style:name="SimHei" svg:font-family="SimHei"/>
    <style:font-face style:name="Cambria" svg:font-family="Cambria"/>
  </office:font-face-decls>
  <office:styles>
    <style:default-style style:family="table">
      <style:table-properties fo:margin-left="0.00mm" table:border-model="collapsing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.00mm" style:use-optimal-row-height="true" fo:keep-together="auto"/>
    </style:default-style>
    <style:default-style style:family="table-cell">
      <style:table-cell-properties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.00mm" style:shadow="none" style:line-break="strict" style:punctuation-wrap="hanging" style:text-autospace="ideograph-alpha" style:snap-to-layout-grid="true" fo:text-align="start" style:vertical-align="auto" fo:margin-bottom="2.82mm" fo:line-height="104%" style:tab-stop-distance="5.00mm"/>
      <style:text-properties style:font-name="Arial Narrow" style:font-name-complex="Times New Roman" fo:font-weight="normal" style:font-weight-complex="normal" fo:font-style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3.9mm" style:text-underline-type="none" style:text-underline-color="font-color" style:text-emphasize="none" fo:language="en" fo:country="GB" style:language-complex="ar" style:country-complex="SA" style:text-combine="none" fo:hyphenate="true"/>
    </style:default-style>
    <style:style style:name="Heading1" style:display-name="Heading 1" style:family="paragraph" style:master-page-name="MP0" style:next-style-name="Normal" style:default-outline-level="1">
      <style:paragraph-properties fo:break-before="page" style:snap-to-layout-grid="false" fo:margin-left="-0.30mm" fo:text-indent="0.00mm" fo:keep-with-next="always" fo:keep-together="always" fo:margin-bottom="0.00mm" fo:line-height="70%">
        <style:tab-stops>
          <style:tab-stop style:type="right" style:position="190.82mm"/>
        </style:tab-stops>
      </style:paragraph-properties>
      <style:text-properties style:font-name="Arial Black" fo:font-weight="bold" fo:color="#000000" fo:font-size="5.6mm" style:text-underline-type="single" style:text-underline-style="solid" style:text-underline-width="auto" style:text-underline-mode="continuous" style:text-underline-color="#000000" fo:hyphenate="false"/>
    </style:style>
    <style:style style:name="Heading2" style:display-name="Heading 2" style:family="paragraph" style:next-style-name="Normal" style:default-outline-level="2">
      <style:paragraph-properties style:snap-to-layout-grid="false" fo:margin-top="0.00mm" fo:keep-with-next="always" fo:keep-together="always" fo:margin-bottom="1.00mm" fo:line-height="100%" fo:margin-left="0.00mm" fo:text-indent="-0.18mm">
        <style:tab-stops/>
      </style:paragraph-properties>
      <style:text-properties style:font-name="Arial Black" fo:font-style="normal" fo:color="#000000" fo:font-size="4.2mm" fo:hyphenate="false"/>
    </style:style>
    <style:style style:name="Normal" style:display-name="Normal" style:family="paragraph">
      <style:text-properties style:font-name="Calibri" style:font-name-complex="Calibri" fo:color="#000000" fo:hyphenate="false"/>
    </style:style>
    <style:style style:name="DefaultParagraphFont" style:display-name="Default Paragraph Font" style:family="text"/>
    <style:style style:name="footnotedescription" style:display-name="footnote description" style:family="paragraph" style:next-style-name="Normal">
      <style:paragraph-properties fo:margin-bottom="0.00mm"/>
      <style:text-properties style:font-name="Times New Roman" fo:color="#0000FF" fo:font-size="3.5mm" style:text-underline-type="single" style:text-underline-style="solid" style:text-underline-width="auto" style:text-underline-mode="continuous" style:text-underline-color="#0000FF" fo:hyphenate="false"/>
    </style:style>
    <style:style style:name="footnotedescriptionChar" style:display-name="footnote description Char" style:family="text">
      <style:text-properties style:font-name="Times New Roman" style:font-name-complex="Times New Roman" fo:color="#0000FF" fo:font-size="3.5mm" style:text-underline-type="single" style:text-underline-style="solid" style:text-underline-width="auto" style:text-underline-mode="continuous" style:text-underline-color="#0000FF"/>
    </style:style>
    <style:style style:name="footnotemark" style:display-name="footnote mark" style:family="text">
      <style:text-properties style:font-name="Times New Roman" style:font-name-complex="Times New Roman" fo:color="#000000" style:text-position="super 65%" fo:font-size="3.5mm"/>
    </style:style>
    <style:style style:name="ListParagraph" style:display-name="List Paragraph" style:family="paragraph" style:parent-style-name="Normal">
      <style:paragraph-properties fo:margin-left="12.70mm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alibri" style:font-name-complex="Calibri" fo:color="#000000"/>
    </style:style>
    <style:style style:name="Footer" style:display-name="Footer" style:family="paragraph" style:parent-style-name="Normal">
      <style:paragraph-properties fo:margin-bottom="0.00mm" fo:line-height="100%">
        <style:tab-stops>
          <style:tab-stop style:type="center" style:position="79.60mm"/>
          <style:tab-stop style:type="right" style:position="159.21mm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alibri" style:font-name-complex="Calibri" fo:color="#000000"/>
    </style:style>
    <text:notes-configuration text:note-class="footnote" text:start-value="0" style:num-format="1" text:start-numbering-at="page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complex="Arial" fo:font-weight="normal" fo:font-style="normal" style:text-line-through-type="none" fo:color="#000000" style:text-position="0% 100%" fo:font-size="3.5mm" style:text-underline-type="none" style:text-underline-color="#000000"/>
    </style:style>
    <style:style style:name="WW_CharLFO2LVL1" style:family="text">
      <style:text-properties style:font-name="Arial Narrow" style:font-name-complex="Times New Roman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35mm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7.53mm" text:min-label-width="0.00mm" text:list-level-position-and-space-mode="label-alignment">
          <style:list-level-label-alignment text:label-followed-by="listtab" fo:margin-left="7.53mm" fo:text-indent="0.00mm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20.28mm" text:min-label-width="0.00mm" text:list-level-position-and-space-mode="label-alignment">
          <style:list-level-label-alignment text:label-followed-by="listtab" fo:margin-left="20.28mm" fo:text-indent="0.00mm"/>
        </style:list-level-properties>
        <style:text-properties style:font-name="Arial"/>
      </text:list-level-style-bullet>
      <text:list-level-style-bullet text:level="3" text:style-name="WW_CharLFO1LVL3" text:bullet-char="▪">
        <style:list-level-properties text:space-before="32.98mm" text:min-label-width="0.00mm" text:list-level-position-and-space-mode="label-alignment">
          <style:list-level-label-alignment text:label-followed-by="listtab" fo:margin-left="32.98mm" fo:text-indent="0.00mm"/>
        </style:list-level-properties>
        <style:text-properties style:font-name="Arial"/>
      </text:list-level-style-bullet>
      <text:list-level-style-bullet text:level="4" text:style-name="WW_CharLFO1LVL4" text:bullet-char="•">
        <style:list-level-properties text:space-before="45.68mm" text:min-label-width="0.00mm" text:list-level-position-and-space-mode="label-alignment">
          <style:list-level-label-alignment text:label-followed-by="listtab" fo:margin-left="45.68mm" fo:text-indent="0.00mm"/>
        </style:list-level-properties>
        <style:text-properties style:font-name="Arial"/>
      </text:list-level-style-bullet>
      <text:list-level-style-bullet text:level="5" text:style-name="WW_CharLFO1LVL5" text:bullet-char="o">
        <style:list-level-properties text:space-before="58.38mm" text:min-label-width="0.00mm" text:list-level-position-and-space-mode="label-alignment">
          <style:list-level-label-alignment text:label-followed-by="listtab" fo:margin-left="58.38mm" fo:text-indent="0.00mm"/>
        </style:list-level-properties>
        <style:text-properties style:font-name="Arial"/>
      </text:list-level-style-bullet>
      <text:list-level-style-bullet text:level="6" text:style-name="WW_CharLFO1LVL6" text:bullet-char="▪">
        <style:list-level-properties text:space-before="71.08mm" text:min-label-width="0.00mm" text:list-level-position-and-space-mode="label-alignment">
          <style:list-level-label-alignment text:label-followed-by="listtab" fo:margin-left="71.08mm" fo:text-indent="0.00mm"/>
        </style:list-level-properties>
        <style:text-properties style:font-name="Arial"/>
      </text:list-level-style-bullet>
      <text:list-level-style-bullet text:level="7" text:style-name="WW_CharLFO1LVL7" text:bullet-char="•">
        <style:list-level-properties text:space-before="83.78mm" text:min-label-width="0.00mm" text:list-level-position-and-space-mode="label-alignment">
          <style:list-level-label-alignment text:label-followed-by="listtab" fo:margin-left="83.78mm" fo:text-indent="0.00mm"/>
        </style:list-level-properties>
        <style:text-properties style:font-name="Arial"/>
      </text:list-level-style-bullet>
      <text:list-level-style-bullet text:level="8" text:style-name="WW_CharLFO1LVL8" text:bullet-char="o">
        <style:list-level-properties text:space-before="96.48mm" text:min-label-width="0.00mm" text:list-level-position-and-space-mode="label-alignment">
          <style:list-level-label-alignment text:label-followed-by="listtab" fo:margin-left="96.48mm" fo:text-indent="0.00mm"/>
        </style:list-level-properties>
        <style:text-properties style:font-name="Arial"/>
      </text:list-level-style-bullet>
      <text:list-level-style-bullet text:level="9" text:style-name="WW_CharLFO1LVL9" text:bullet-char="▪">
        <style:list-level-properties text:space-before="109.18mm" text:min-label-width="0.00mm" text:list-level-position-and-space-mode="label-alignment">
          <style:list-level-label-alignment text:label-followed-by="listtab" fo:margin-left="109.18mm" fo:text-indent="0.00mm"/>
        </style:list-level-properties>
        <style:text-properties style:font-name="Arial"/>
      </text:list-level-style-bullet>
    </text:list-style>
    <text:list-style style:name="LFO2">
      <text:list-level-style-bullet text:level="1" text:style-name="WW_CharLFO2LVL1" text:bullet-char="-">
        <style:list-level-properties text:space-before="6.35mm" text:min-label-width="6.35mm" text:list-level-position-and-space-mode="label-alignment">
          <style:list-level-label-alignment text:label-followed-by="listtab" fo:margin-left="12.70mm" fo:text-indent="-6.35mm"/>
        </style:list-level-properties>
        <style:text-properties style:font-name="Arial Narrow"/>
      </text:list-level-style-bullet>
      <text:list-level-style-bullet text:level="2" text:style-name="WW_CharLFO2LVL2" text:bullet-char="o">
        <style:list-level-properties text:space-before="19.05mm" text:min-label-width="6.35mm" text:list-level-position-and-space-mode="label-alignment">
          <style:list-level-label-alignment text:label-followed-by="listtab" fo:margin-left="25.40mm" fo:text-indent="-6.35mm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31.75mm" text:min-label-width="6.35mm" text:list-level-position-and-space-mode="label-alignment">
          <style:list-level-label-alignment text:label-followed-by="listtab" fo:margin-left="38.10mm" fo:text-indent="-6.35mm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44.45mm" text:min-label-width="6.35mm" text:list-level-position-and-space-mode="label-alignment">
          <style:list-level-label-alignment text:label-followed-by="listtab" fo:margin-left="50.80mm" fo:text-indent="-6.35mm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57.15mm" text:min-label-width="6.35mm" text:list-level-position-and-space-mode="label-alignment">
          <style:list-level-label-alignment text:label-followed-by="listtab" fo:margin-left="63.50mm" fo:text-indent="-6.35mm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69.85mm" text:min-label-width="6.35mm" text:list-level-position-and-space-mode="label-alignment">
          <style:list-level-label-alignment text:label-followed-by="listtab" fo:margin-left="76.20mm" fo:text-indent="-6.35mm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2.55mm" text:min-label-width="6.35mm" text:list-level-position-and-space-mode="label-alignment">
          <style:list-level-label-alignment text:label-followed-by="listtab" fo:margin-left="88.90mm" fo:text-indent="-6.35mm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5.25mm" text:min-label-width="6.35mm" text:list-level-position-and-space-mode="label-alignment">
          <style:list-level-label-alignment text:label-followed-by="listtab" fo:margin-left="101.60mm" fo:text-indent="-6.35mm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107.95mm" text:min-label-width="6.35mm" text:list-level-position-and-space-mode="label-alignment">
          <style:list-level-label-alignment text:label-followed-by="listtab" fo:margin-left="114.30mm" fo:text-indent="-6.35mm"/>
        </style:list-level-properties>
        <style:text-properties style:font-name="Wingdings"/>
      </text:list-level-style-bullet>
    </text:list-style>
    <style:page-layout style:name="PL0">
      <style:page-layout-properties fo:page-width="210.00mm" fo:page-height="297.00mm" style:print-orientation="portrait" fo:margin-top="12.70mm" fo:margin-left="12.70mm" fo:margin-bottom="12.70mm" fo:margin-right="12.70mm" style:num-format="1">
        <style:footnote-sep style:width="0.18mm" style:rel-width="33%" style:color="#000000" style:line-style="solid" style:adjustment="left"/>
      </style:page-layout-properties>
      <style:header-style>
        <style:header-footer-properties style:dynamic-spacing="true" fo:min-height="2.54mm"/>
      </style:header-style>
      <style:footer-style>
        <style:header-footer-properties style:dynamic-spacing="true" fo:min-height="6.35mm"/>
      </style:footer-style>
    </style:page-layout>
    <style:style style:name="foot-date" style:parent-style-name="Footer" style:family="paragraph">
      <style:text-properties style:font-name="Arial" style:font-name-complex="Arial" fo:font-style="italic" style:font-style-complex="italic" fo:font-size="3.2mm"/>
    </style:style>
  </office:automatic-styles>
  <office:master-styles>
    <style:master-page style:name="MP0" style:page-layout-name="PL0">
      <style:footer>
        <!-- UPDATE-DATE START -->
        <text:p text:style-name="foot-date">2024-05-08 04Z</text:p>
        <!-- UPDATE-DATE END --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69.0 MicrosoftWord</meta:generator>
    <dc:title/>
    <dc:subject/>
    <meta:initial-creator>VisualPlugin</meta:initial-creator>
    <dc:creator>VisualPlugin</dc:creator>
    <meta:creation-date>2023-05-17T23:01:00Z</meta:creation-date>
    <dc:date>2023-05-17T23:03:00Z</dc:date>
    <meta:print-date>2021-02-16T07:18:00Z</meta:print-date>
    <meta:template xlink:href="Normal.dotm" xlink:type="simple"/>
    <meta:editing-cycles>666</meta:editing-cycles>
    <meta:editing-duration>PT69S</meta:editing-duration>
    <meta:document-statistic meta:page-count="1" meta:paragraph-count="7" meta:word-count="420" meta:character-count="666" meta:row-count="23" meta:non-whitespace-character-count="6969"/>
  </office:meta>
</office:document-meta>
</file>